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4472c4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řipravte program, jehož úkolem bude projít podadresáře daného vstupního adresáře všech úrovní a vypsat průměrnou velikost adresáře, minimální a maximální velikost. Velikostí adresáře v tomto případě rozumíme součet velikostí souborů v daném adresáři, bez podadresářů. Implementovat vstup a výstup programu je dobrovolné, adresář je možno mít zadaný přímo do proměnné v kódu a vstup na konzoli, kreativitě se ale meze nekladou. Implementovat v C# s .Net (ideálně dodat výsledek jako solution Visual Studia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3:12:10.272000000</meta:creation-date>
    <dc:date>2018-06-21T13:14:19.429000000</dc:date>
    <meta:editing-duration>PT2M13S</meta:editing-duration>
    <meta:editing-cycles>1</meta:editing-cycles>
    <meta:document-statistic meta:table-count="0" meta:image-count="0" meta:object-count="0" meta:page-count="1" meta:paragraph-count="1" meta:word-count="73" meta:character-count="508" meta:non-whitespace-character-count="435"/>
    <meta:generator>LibreOffice/5.4.3.2$Windows_x86 LibreOffice_project/92a7159f7e4af62137622921e809f8546db437e5</meta:generator>
  </office:meta>
</office:document-meta>
</file>